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1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61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41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41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41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1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1-18T00:00:00</dc:date>
              <text:p text:style-name="P1"><text:span text:style-name="T1">Lionel me ping. Je reste muet.</text:span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1" office:value-type="date" office:date-value="2018-07-25" calcext:value-type="date"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1" office:value-type="date" office:date-value="2018-07-26" calcext:value-type="date"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1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1-18T00:00:00</dc:date>
              <text:p text:style-name="P1"><text:span text:style-name="T1">Contact indirect avec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2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1-20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2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1-18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1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4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5:04:53.8764263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1-30T15:05:03.049252334</dc:date>
    <meta:editing-duration>PT11H3M50S</meta:editing-duration>
    <meta:editing-cycles>30</meta:editing-cycles>
    <meta:document-statistic meta:table-count="2" meta:cell-count="481" meta:object-count="0"/>
  </office:meta>
</office:document-meta>
</file>